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ub>
              <mi>X</mi>
              <mi>k</mi>
            </msub>
            <mo stretchy="false">=</mo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n>2</mn>
                  <mrow>
                    <mi>q</mi>
                    <mo stretchy="false">−</mo>
                    <mn>1</mn>
                  </mrow>
                </mrow>
              </munderover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row>
                      <mi>N</mi>
                      <mo stretchy="false">/</mo>
                      <mn>2</mn>
                    </mrow>
                    <mrow>
                      <mi>q</mi>
                      <mo stretchy="false">−</mo>
                      <mn>1</mn>
                    </mrow>
                  </mrow>
                </munderover>
                <mrow>
                  <mo fence="true" stretchy="false">[</mo>
                  <mrow>
                    <mrow>
                      <msub>
                        <mi>x</mi>
                        <mrow>
                          <mn>2</mn>
                          <mrow>
                            <mi mathvariant="italic">qn</mi>
                            <mo stretchy="false">+</mo>
                            <mi>p</mi>
                          </mrow>
                        </mrow>
                      </msub>
                      <msup>
                        <mi>e</mi>
                        <mrow>
                          <mo stretchy="false">−</mo>
                          <mrow>
                            <mfrac>
                              <mrow>
                                <mn>2</mn>
                                <mi mathvariant="normal">π</mi>
                                <mi>i</mi>
                              </mrow>
                              <mi>N</mi>
                            </mfrac>
                            <mrow>
                              <mo fence="true" stretchy="false">(</mo>
                              <mrow>
                                <mrow>
                                  <mn>2</mn>
                                  <mrow>
                                    <mi mathvariant="italic">qn</mi>
                                    <mo stretchy="false">+</mo>
                                    <mi>p</mi>
                                  </mrow>
                                </mrow>
                              </mrow>
                              <mo fence="true" stretchy="false">)</mo>
                            </mrow>
                            <mi>k</mi>
                          </mrow>
                        </mrow>
                      </msup>
                    </mrow>
                  </mrow>
                  <mo fence="true" stretchy="false">]</mo>
                </mrow>
              </mrow>
            </mrow>
          </mrow>
        </mtd>
      </mtr>
      <mtr>
        <mtd>
          <mrow>
            <msub>
              <mi>X</mi>
              <mi>k</mi>
            </msub>
            <mo stretchy="false">=</mo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n>2</mn>
                  <mrow>
                    <mi>q</mi>
                    <mo stretchy="false">−</mo>
                    <mn>1</mn>
                  </mrow>
                </mrow>
              </munderover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row>
                      <mi>N</mi>
                      <mo stretchy="false">/</mo>
                      <mn>2</mn>
                    </mrow>
                    <mrow>
                      <mi>q</mi>
                      <mo stretchy="false">−</mo>
                      <mn>1</mn>
                    </mrow>
                  </mrow>
                </munderover>
                <mrow>
                  <mo fence="true" stretchy="false">[</mo>
                  <mrow>
                    <mrow>
                      <msub>
                        <mi>x</mi>
                        <mrow>
                          <mn>2</mn>
                          <mrow>
                            <mi mathvariant="italic">qn</mi>
                            <mo stretchy="false">+</mo>
                            <mi>p</mi>
                          </mrow>
                        </mrow>
                      </msub>
                      <msup>
                        <mi>e</mi>
                        <mrow>
                          <mo stretchy="false">−</mo>
                          <mrow>
                            <mfrac>
                              <mrow>
                                <mn>2</mn>
                                <mi mathvariant="normal">π</mi>
                              </mrow>
                              <mi>N</mi>
                            </mfrac>
                            <mn>2</mn>
                            <mrow>
                              <mi mathvariant="italic">qnk</mi>
                              <mo stretchy="false">∗</mo>
                              <mi>i</mi>
                            </mrow>
                          </mrow>
                        </mrow>
                      </msup>
                      <msup>
                        <mi>e</mi>
                        <mrow>
                          <mo stretchy="false">−</mo>
                          <mrow>
                            <mfrac>
                              <mrow>
                                <mn>2</mn>
                                <mi mathvariant="normal">π</mi>
                                <mi>p</mi>
                                <mi>k</mi>
                              </mrow>
                              <mi>N</mi>
                            </mfrac>
                            <mi>i</mi>
                          </mrow>
                        </mrow>
                      </msup>
                    </mrow>
                  </mrow>
                  <mo fence="true" stretchy="false">]</mo>
                </mrow>
              </mrow>
            </mrow>
          </mrow>
        </mtd>
      </mtr>
      <mtr>
        <mtd>
          <mrow>
            <msub>
              <mi>X</mi>
              <mi>k</mi>
            </msub>
            <mo stretchy="false">=</mo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n>2</mn>
                  <mrow>
                    <mi>q</mi>
                    <mo stretchy="false">−</mo>
                    <mn>1</mn>
                  </mrow>
                </mrow>
              </munderover>
              <mrow>
                <mo fence="true" stretchy="false">[</mo>
                <mrow>
                  <mrow>
                    <msup>
                      <mi>e</mi>
                      <mrow>
                        <mo stretchy="false">−</mo>
                        <mrow>
                          <mfrac>
                            <mrow>
                              <mn>2</mn>
                              <mi mathvariant="normal">π</mi>
                              <mi>p</mi>
                              <mi>k</mi>
                            </mrow>
                            <mi>N</mi>
                          </mfrac>
                          <mi>i</mi>
                        </mrow>
                      </mrow>
                    </msup>
                    <mrow>
                      <munderover>
                        <mo stretchy="false">∑</mo>
                        <mrow>
                          <mi>n</mi>
                          <mo stretchy="false">=</mo>
                          <mn>0</mn>
                        </mrow>
                        <mrow>
                          <mrow>
                            <mi>N</mi>
                            <mo stretchy="false">/</mo>
                            <mn>2</mn>
                          </mrow>
                          <mrow>
                            <mi>q</mi>
                            <mo stretchy="false">−</mo>
                            <mn>1</mn>
                          </mrow>
                        </mrow>
                      </munderover>
                      <mrow>
                        <mo fence="true" stretchy="false">[</mo>
                        <mrow>
                          <mrow>
                            <msub>
                              <mi>x</mi>
                              <mrow>
                                <mn>2</mn>
                                <mrow>
                                  <mi mathvariant="italic">qn</mi>
                                  <mo stretchy="false">+</mo>
                                  <mi>p</mi>
                                </mrow>
                              </mrow>
                            </msub>
                            <msup>
                              <mi>e</mi>
                              <mrow>
                                <mo stretchy="false">−</mo>
                                <mrow>
                                  <mfrac>
                                    <mrow>
                                      <mn>2</mn>
                                      <mi mathvariant="normal">π</mi>
                                    </mrow>
                                    <mrow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  <mi>q</mi>
                                    </mrow>
                                  </mfrac>
                                  <mrow>
                                    <mi mathvariant="italic">nk</mi>
                                    <mo stretchy="false">∗</mo>
                                    <mi>i</mi>
                                  </mrow>
                                </mrow>
                              </mrow>
                            </msup>
                          </mrow>
                        </mrow>
                        <mo fence="true" stretchy="false">]</mo>
                      </mrow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row>
              <msub>
                <mi>X</mi>
                <mi>k</mi>
              </msub>
              <mo stretchy="false">=</mo>
              <msup>
                <mi>e</mi>
                <mrow>
                  <mo stretchy="false">−</mo>
                  <mrow>
                    <mfrac>
                      <mrow>
                        <mn>2</mn>
                        <mi mathvariant="normal">π</mi>
                        <mi mathvariant="italic">kp</mi>
                      </mrow>
                      <mi>N</mi>
                    </mfrac>
                    <mi>i</mi>
                  </mrow>
                </mrow>
              </msup>
            </mrow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n>2</mn>
                  <mrow>
                    <mi>q</mi>
                    <mo stretchy="false">−</mo>
                    <mn>1</mn>
                  </mrow>
                </mrow>
              </munderover>
              <mrow>
                <mo fence="true" stretchy="false">[</mo>
                <mrow>
                  <mrow>
                    <mi mathvariant="italic">DFT</mi>
                    <msub>
                      <mrow>
                        <mo fence="true" stretchy="false">(</mo>
                        <mrow>
                          <mrow>
                            <msub>
                              <mi>x</mi>
                              <mi>p</mi>
                            </msub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  <mi>q</mi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4</mn>
                                </mrow>
                                <mi>q</mi>
                              </mrow>
                            </msub>
                            <mi>,</mi>
                            <mn>....</mn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  <mrow>
                                  <mi>N</mi>
                                  <mo stretchy="false">−</mo>
                                  <mi>q</mi>
                                </mrow>
                              </mrow>
                            </msub>
                          </mrow>
                        </mrow>
                        <mo fence="true" stretchy="false">)</mo>
                      </mrow>
                      <mi>k</mi>
                    </msub>
                  </mrow>
                </mrow>
                <mo fence="true" stretchy="false">]</mo>
              </mrow>
            </mrow>
          </mrow>
        </mtd>
      </mtr>
      <mtr>
        <mtd>
          <mrow/>
        </mtd>
      </mtr>
      <mtr>
        <mtd>
          <mrow>
            <mi mathvariant="italic">DFT</mi>
            <mrow>
              <msub>
                <mrow>
                  <mo fence="true" stretchy="false">(</mo>
                  <mrow>
                    <mrow>
                      <msub>
                        <mi>x</mi>
                        <mi>p</mi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i>q</mi>
                        </mrow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4</mn>
                          </mrow>
                          <mi>q</mi>
                        </mrow>
                      </msub>
                      <mi>,</mi>
                      <mn>....</mn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row>
                            <mi>N</mi>
                            <mo stretchy="false">−</mo>
                            <mi>q</mi>
                          </mrow>
                        </mrow>
                      </msub>
                    </mrow>
                  </mrow>
                  <mo fence="true" stretchy="false">)</mo>
                </mrow>
                <mrow>
                  <mi>k</mi>
                  <mo stretchy="false">+</mo>
                  <mrow>
                    <mi>K</mi>
                    <mo stretchy="false">/</mo>
                    <mn>2</mn>
                  </mrow>
                </mrow>
              </msub>
              <mo stretchy="false">=</mo>
              <mi mathvariant="italic">DFT</mi>
            </mrow>
            <msub>
              <mrow>
                <mo fence="true" stretchy="false">(</mo>
                <mrow>
                  <mrow>
                    <msub>
                      <mi>x</mi>
                      <mi>p</mi>
                    </msub>
                    <mi>,</mi>
                    <msub>
                      <mi>x</mi>
                      <mrow>
                        <mrow>
                          <mi>p</mi>
                          <mo stretchy="false">+</mo>
                          <mn>2</mn>
                        </mrow>
                        <mi>q</mi>
                      </mrow>
                    </msub>
                    <mi>,</mi>
                    <msub>
                      <mi>x</mi>
                      <mrow>
                        <mrow>
                          <mi>p</mi>
                          <mo stretchy="false">+</mo>
                          <mn>4</mn>
                        </mrow>
                        <mi>q</mi>
                      </mrow>
                    </msub>
                    <mi>,</mi>
                    <mn>....</mn>
                    <mi>,</mi>
                    <msub>
                      <mi>x</mi>
                      <mrow>
                        <mrow>
                          <mi>p</mi>
                          <mo stretchy="false">+</mo>
                          <mn>2</mn>
                        </mrow>
                        <mrow>
                          <mi>N</mi>
                          <mo stretchy="false">−</mo>
                          <mi>q</mi>
                        </mrow>
                      </mrow>
                    </msub>
                  </mrow>
                </mrow>
                <mo fence="true" stretchy="false">)</mo>
              </mrow>
              <mrow>
                <mrow>
                  <mi>k</mi>
                  <mo stretchy="false">+</mo>
                  <mrow>
                    <mi>N</mi>
                    <mo stretchy="false">/</mo>
                    <mn>2</mn>
                  </mrow>
                </mrow>
                <mi>q</mi>
              </mrow>
            </msub>
          </mrow>
        </mtd>
      </mtr>
      <mtr>
        <mtd>
          <mrow>
            <mi mathvariant="italic">DFT</mi>
            <mrow>
              <msub>
                <mrow>
                  <mo fence="true" stretchy="false">(</mo>
                  <mrow>
                    <mrow>
                      <msub>
                        <mi>x</mi>
                        <mi>p</mi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i>q</mi>
                        </mrow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4</mn>
                          </mrow>
                          <mi>q</mi>
                        </mrow>
                      </msub>
                      <mi>,</mi>
                      <mn>....</mn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row>
                            <mi>N</mi>
                            <mo stretchy="false">−</mo>
                            <mi>q</mi>
                          </mrow>
                        </mrow>
                      </msub>
                    </mrow>
                  </mrow>
                  <mo fence="true" stretchy="false">)</mo>
                </mrow>
                <mrow>
                  <mi>k</mi>
                  <mo stretchy="false">+</mo>
                  <mrow>
                    <mi>K</mi>
                    <mo stretchy="false">/</mo>
                    <mn>2</mn>
                  </mrow>
                </mrow>
              </msub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row>
                      <mi>N</mi>
                      <mo stretchy="false">/</mo>
                      <mn>2</mn>
                    </mrow>
                    <mrow>
                      <mi>q</mi>
                      <mo stretchy="false">−</mo>
                      <mn>1</mn>
                    </mrow>
                  </mrow>
                </munderover>
                <mrow>
                  <mo fence="true" stretchy="false">[</mo>
                  <mrow>
                    <mrow>
                      <msub>
                        <mi>x</mi>
                        <mrow>
                          <mn>2</mn>
                          <mrow>
                            <mi mathvariant="italic">qn</mi>
                            <mo stretchy="false">+</mo>
                            <mi>p</mi>
                          </mrow>
                        </mrow>
                      </msub>
                      <msup>
                        <mi>e</mi>
                        <mrow>
                          <mo stretchy="false">−</mo>
                          <mrow>
                            <mfrac>
                              <mrow>
                                <mn>2</mn>
                                <mi mathvariant="normal">π</mi>
                              </mrow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i>q</mi>
                              </mrow>
                            </mfrac>
                            <mi>n</mi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i>k</mi>
                                      <mo stretchy="false">+</mo>
                                      <mrow>
                                        <mi>N</mi>
                                        <mo stretchy="false">/</mo>
                                        <mn>2</mn>
                                      </mrow>
                                    </mrow>
                                    <mi>q</mi>
                                  </mrow>
                                </mrow>
                                <mo fence="true" stretchy="false">)</mo>
                              </mrow>
                              <mo stretchy="false">∗</mo>
                              <mi>i</mi>
                            </mrow>
                          </mrow>
                        </mrow>
                      </msup>
                    </mrow>
                  </mrow>
                  <mo fence="true" stretchy="false">]</mo>
                </mrow>
              </mrow>
            </mrow>
          </mrow>
        </mtd>
      </mtr>
      <mtr>
        <mtd>
          <mrow>
            <mi mathvariant="italic">DFT</mi>
            <mrow>
              <msub>
                <mrow>
                  <mo fence="true" stretchy="false">(</mo>
                  <mrow>
                    <mrow>
                      <msub>
                        <mi>x</mi>
                        <mi>p</mi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i>q</mi>
                        </mrow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4</mn>
                          </mrow>
                          <mi>q</mi>
                        </mrow>
                      </msub>
                      <mi>,</mi>
                      <mn>....</mn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row>
                            <mi>N</mi>
                            <mo stretchy="false">−</mo>
                            <mi>q</mi>
                          </mrow>
                        </mrow>
                      </msub>
                    </mrow>
                  </mrow>
                  <mo fence="true" stretchy="false">)</mo>
                </mrow>
                <mrow>
                  <mi>k</mi>
                  <mo stretchy="false">+</mo>
                  <mrow>
                    <mi>K</mi>
                    <mo stretchy="false">/</mo>
                    <mn>2</mn>
                  </mrow>
                </mrow>
              </msub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row>
                      <mi>N</mi>
                      <mo stretchy="false">/</mo>
                      <mn>2</mn>
                    </mrow>
                    <mrow>
                      <mi>q</mi>
                      <mo stretchy="false">−</mo>
                      <mn>1</mn>
                    </mrow>
                  </mrow>
                </munderover>
                <mrow>
                  <mo fence="true" stretchy="false">[</mo>
                  <mrow>
                    <mrow>
                      <msub>
                        <mi>x</mi>
                        <mrow>
                          <mn>2</mn>
                          <mrow>
                            <mi mathvariant="italic">qn</mi>
                            <mo stretchy="false">+</mo>
                            <mi>p</mi>
                          </mrow>
                        </mrow>
                      </msub>
                      <msup>
                        <mi>e</mi>
                        <mrow>
                          <mo stretchy="false">−</mo>
                          <mrow>
                            <mfrac>
                              <mrow>
                                <mn>2</mn>
                                <mi mathvariant="normal">π</mi>
                              </mrow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i>q</mi>
                              </mrow>
                            </mfrac>
                            <mrow>
                              <mi mathvariant="italic">nk</mi>
                              <mo stretchy="false">∗</mo>
                              <mi>i</mi>
                            </mrow>
                          </mrow>
                        </mrow>
                      </msup>
                      <msup>
                        <mi>e</mi>
                        <mrow>
                          <mo stretchy="false">−</mo>
                          <mrow>
                            <mn>2</mn>
                            <mi mathvariant="normal">π</mi>
                            <mrow>
                              <mi>n</mi>
                              <mo stretchy="false">∗</mo>
                              <mi>i</mi>
                            </mrow>
                          </mrow>
                        </mrow>
                      </msup>
                    </mrow>
                  </mrow>
                  <mo fence="true" stretchy="false">]</mo>
                </mrow>
              </mrow>
            </mrow>
          </mrow>
        </mtd>
      </mtr>
      <mtr>
        <mtd>
          <mrow/>
        </mtd>
      </mtr>
      <mtr>
        <mtd>
          <mrow>
            <mi mathvariant="italic">DFT</mi>
            <mrow>
              <msub>
                <mrow>
                  <mo fence="true" stretchy="false">(</mo>
                  <mrow>
                    <mrow>
                      <msub>
                        <mi>x</mi>
                        <mi>p</mi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i>q</mi>
                        </mrow>
                      </msub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4</mn>
                          </mrow>
                          <mi>q</mi>
                        </mrow>
                      </msub>
                      <mi>,</mi>
                      <mn>....</mn>
                      <mi>,</mi>
                      <msub>
                        <mi>x</mi>
                        <mrow>
                          <mrow>
                            <mi>p</mi>
                            <mo stretchy="false">+</mo>
                            <mn>2</mn>
                          </mrow>
                          <mrow>
                            <mi>N</mi>
                            <mo stretchy="false">−</mo>
                            <mi>q</mi>
                          </mrow>
                        </mrow>
                      </msub>
                    </mrow>
                  </mrow>
                  <mo fence="true" stretchy="false">)</mo>
                </mrow>
                <mrow>
                  <mi>k</mi>
                  <mo stretchy="false">+</mo>
                  <mrow>
                    <mi>K</mi>
                    <mo stretchy="false">/</mo>
                    <mn>2</mn>
                  </mrow>
                </mrow>
              </msub>
              <mo stretchy="false">=</mo>
              <mi mathvariant="italic">DFT</mi>
            </mrow>
            <msub>
              <mrow>
                <mo fence="true" stretchy="false">(</mo>
                <mrow>
                  <mrow>
                    <msub>
                      <mi>x</mi>
                      <mi>p</mi>
                    </msub>
                    <mi>,</mi>
                    <msub>
                      <mi>x</mi>
                      <mrow>
                        <mrow>
                          <mi>p</mi>
                          <mo stretchy="false">+</mo>
                          <mn>2</mn>
                        </mrow>
                        <mi>q</mi>
                      </mrow>
                    </msub>
                    <mi>,</mi>
                    <msub>
                      <mi>x</mi>
                      <mrow>
                        <mrow>
                          <mi>p</mi>
                          <mo stretchy="false">+</mo>
                          <mn>4</mn>
                        </mrow>
                        <mi>q</mi>
                      </mrow>
                    </msub>
                    <mi>,</mi>
                    <mn>....</mn>
                    <mi>,</mi>
                    <msub>
                      <mi>x</mi>
                      <mrow>
                        <mrow>
                          <mi>p</mi>
                          <mo stretchy="false">+</mo>
                          <mn>2</mn>
                        </mrow>
                        <mrow>
                          <mi>N</mi>
                          <mo stretchy="false">−</mo>
                          <mi>q</mi>
                        </mrow>
                      </mrow>
                    </msub>
                  </mrow>
                </mrow>
                <mo fence="true" stretchy="false">)</mo>
              </mrow>
              <mi>k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sub>
                <mi>X</mi>
                <mrow>
                  <mi>k</mi>
                  <mo stretchy="false">+</mo>
                  <mrow>
                    <mi>K</mi>
                    <mo stretchy="false">/</mo>
                    <mn>2</mn>
                  </mrow>
                </mrow>
              </msub>
              <mo stretchy="false">=</mo>
              <msup>
                <mi>e</mi>
                <mrow>
                  <mo stretchy="false">−</mo>
                  <mrow>
                    <mfrac>
                      <mrow>
                        <mn>2</mn>
                        <mi mathvariant="normal">π</mi>
                        <mrow>
                          <mo fence="true" stretchy="false">(</mo>
                          <mrow>
                            <mrow>
                              <mi>k</mi>
                              <mo stretchy="false">+</mo>
                              <mrow>
                                <mi>K</mi>
                                <mo stretchy="false">/</mo>
                                <mn>2</mn>
                              </mrow>
                            </mrow>
                          </mrow>
                          <mo fence="true" stretchy="false">)</mo>
                        </mrow>
                        <mi>p</mi>
                      </mrow>
                      <mi>N</mi>
                    </mfrac>
                    <mi>i</mi>
                  </mrow>
                </mrow>
              </msup>
            </mrow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n>2</mn>
                  <mrow>
                    <mi>q</mi>
                    <mo stretchy="false">−</mo>
                    <mn>1</mn>
                  </mrow>
                </mrow>
              </munderover>
              <mrow>
                <mo fence="true" stretchy="false">[</mo>
                <mrow>
                  <mrow>
                    <mi mathvariant="italic">DFT</mi>
                    <msub>
                      <mrow>
                        <mo fence="true" stretchy="false">(</mo>
                        <mrow>
                          <mrow>
                            <msub>
                              <mi>x</mi>
                              <mi>p</mi>
                            </msub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  <mi>q</mi>
                              </mrow>
                            </msub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4</mn>
                                </mrow>
                                <mi>q</mi>
                              </mrow>
                            </msub>
                            <mi>,</mi>
                            <mn>....</mn>
                            <mi>,</mi>
                            <msub>
                              <mi>x</mi>
                              <mrow>
                                <mrow>
                                  <mi>p</mi>
                                  <mo stretchy="false">+</mo>
                                  <mn>2</mn>
                                </mrow>
                                <mrow>
                                  <mi>N</mi>
                                  <mo stretchy="false">−</mo>
                                  <mi>q</mi>
                                </mrow>
                              </mrow>
                            </msub>
                          </mrow>
                        </mrow>
                        <mo fence="true" stretchy="false">)</mo>
                      </mrow>
                      <mi>k</mi>
                    </msub>
                  </mrow>
                </mrow>
                <mo fence="true" stretchy="false">]</mo>
              </mrow>
            </mrow>
          </mrow>
        </mtd>
      </mtr>
      <mtr>
        <mtd>
          <mrow/>
        </mtd>
      </mtr>
    </mtable>
    <annotation encoding="StarMath 5.0"> X_{k} = sum from{p=0} to{2q-1} sum from{n=0} to{N/2q -1} [ x_{2qn+p}e^-{{2%pi i} over {N} (2qn+p)k} ] newline 
 X_{k} = sum from{p=0} to{2q-1} sum from{n=0} to{N/2q -1} [ x_{2qn+p}e^-{{2%pi} over {N} 2qnk *i}e^-{{2%pi p k} over {N} i} ] newline 
X_{k} = sum from{p=0} to{2q-1}[e^-{{2%pi p k} over {N} i} sum from{n=0} to{N/2q -1} [ x_{2qn+p}e^-{{2%pi} over {N/2q} nk *i} ]] newline 
X_{k} =  e^-{ {2%pi kp} over {N} i} sum from{p=0} to{2q-1} [ DFT(x_p,x_{p+2q},x_{p+4q},....,x_{p+2N-q})_{k}] newline newline

DFT(x_p,x_{p+2q},x_{p+4q},....,x_{p+2N-q})_{k+K/2}= DFT(x_p,x_{p+2q},x_{p+4q},....,x_{p+2N-q})_{k+N/2q} newline 
DFT(x_p,x_{p+2q},x_{p+4q},....,x_{p+2N-q})_{k+K/2} = sum from{n=0} to{N/2q -1} [ x_{2qn+p}e^-{{2%pi} over {N/2q} n(k+N/2q)*i} ] newline
DFT(x_p,x_{p+2q},x_{p+4q},....,x_{p+2N-q})_{k+K/2} = sum from{n=0} to{N/2q -1} [ x_{2qn+p}e^-{{2%pi} over {N/2q} nk *i} e^-{2%pi n *i} ] newline newline
DFT(x_p,x_{p+2q},x_{p+4q},....,x_{p+2N-q})_{k+K/2} = DFT(x_p,x_{p+2q},x_{p+4q},....,x_{p+2N-q})_{k} newline newline newline

X_{k+K/2}  =  e^-{ {2%pi (k+K/2)p} over {N} i} sum from{p=0} to{2q-1} [DFT(x_p,x_{p+2q},x_{p+4q},....,x_{p+2N-q})_{k}] newline newline
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1:10:30.944398486</meta:creation-date>
    <dc:date>2015-07-02T15:08:31.799798719</dc:date>
    <meta:editing-duration>PT28S</meta:editing-duration>
    <meta:editing-cycles>1</meta:editing-cycles>
    <meta:generator>LibreOffice/4.4.2.2$Linux_X86_64 LibreOffice_project/40m0$Build-2</meta:generator>
  </office:meta>
</office:document-meta>
</file>